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50000005B43BE06A55E59F9C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6603a5" officeooo:paragraph-rsid="00116602" style:font-size-asian="9pt" style:font-weight-asian="normal" style:font-size-complex="9pt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401240" officeooo:paragraph-rsid="00116602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9pt" fo:font-weight="normal" officeooo:rsid="00412eb2" officeooo:paragraph-rsid="00116602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3dfd86" officeooo:paragraph-rsid="00116602" style:font-size-asian="9pt" style:font-weight-asian="bold" style:font-size-complex="9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116602" officeooo:paragraph-rsid="00116602" style:font-size-asian="9pt" style:font-weight-asian="bold" style:font-size-complex="9pt" style:font-weight-complex="bold"/>
    </style:style>
    <style:style style:name="P6" style:family="paragraph" style:parent-style-name="Standard">
      <style:text-properties officeooo:paragraph-rsid="00116602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 style:font-size-asian="9pt" style:font-size-complex="9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 officeooo:rsid="000fc233" officeooo:paragraph-rsid="000fc233" style:font-size-asian="9pt" style:font-size-complex="9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 officeooo:rsid="000eaf1a" officeooo:paragraph-rsid="000eaf1a" style:font-size-asian="9pt" style:font-size-complex="9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 officeooo:rsid="0017b075" officeooo:paragraph-rsid="0017b075" fo:background-color="#ffff00" style:font-size-asian="9pt" style:font-size-complex="9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sans-serif" fo:font-size="9pt" fo:letter-spacing="normal" fo:font-style="normal" fo:font-weight="normal" officeooo:rsid="001a6aba" officeooo:paragraph-rsid="001a6aba" fo:background-color="#ffff00" style:font-size-asian="9pt" style:font-size-complex="9pt"/>
    </style:style>
    <style:style style:name="P1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00%" fo:orphans="2" fo:widows="2" fo:text-indent="0in" style:auto-text-indent="false" fo:padding="0.0937in" fo:border="0.06pt solid #cccccc"/>
      <style:text-properties fo:font-variant="normal" fo:text-transform="none" fo:color="#000000" style:font-name="Menlo" fo:font-size="9pt" fo:letter-spacing="normal" fo:font-style="normal" fo:font-weight="normal" officeooo:paragraph-rsid="000fc233" style:font-size-asian="9pt" style:font-size-complex="9pt"/>
    </style:style>
    <style:style style:name="P14" style:family="paragraph" style:parent-style-name="Preformatted_20_Text">
      <style:paragraph-properties fo:margin-top="0in" fo:margin-bottom="0in" loext:contextual-spacing="false" fo:line-height="100%" fo:orphans="2" fo:widows="2" fo:padding="0.0937in" fo:border="0.06pt solid #cccccc"/>
      <style:text-properties fo:font-variant="normal" fo:text-transform="none" fo:color="#000000" style:font-name="Menlo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text-properties style:font-name="Times New Roman" fo:font-size="10pt" officeooo:paragraph-rsid="00116602" style:font-size-asian="10pt" style:font-size-complex="10pt"/>
    </style:style>
    <style:style style:name="P16" style:family="paragraph" style:parent-style-name="Header">
      <style:text-properties officeooo:paragraph-rsid="00116602"/>
    </style:style>
    <style:style style:name="T1" style:family="text">
      <style:text-properties officeooo:rsid="000fc233"/>
    </style:style>
    <style:style style:name="T2" style:family="text">
      <style:text-properties officeooo:rsid="005e5135"/>
    </style:style>
    <style:style style:name="T3" style:family="text">
      <style:text-properties fo:font-weight="normal" officeooo:rsid="006603a5" style:font-weight-asian="normal" style:font-weight-complex="normal"/>
    </style:style>
    <style:style style:name="T4" style:family="text">
      <style:text-properties fo:font-weight="normal" officeooo:rsid="00741567" style:font-weight-asian="normal" style:font-weight-complex="normal"/>
    </style:style>
    <style:style style:name="T5" style:family="text">
      <style:text-properties fo:font-weight="normal" officeooo:rsid="005e5135" style:font-weight-asian="normal" style:font-weight-complex="normal"/>
    </style:style>
    <style:style style:name="T6" style:family="text">
      <style:text-properties officeooo:rsid="00116602"/>
    </style:style>
    <style:style style:name="T7" style:family="text">
      <style:text-properties fo:font-size="10pt" officeooo:rsid="002b5849" style:font-size-asian="10pt" style:font-size-complex="10pt"/>
    </style:style>
    <style:style style:name="T8" style:family="text">
      <style:text-properties fo:font-size="10pt" fo:font-weight="normal" officeooo:rsid="002b5849" style:font-size-asian="10pt" style:font-weight-asian="normal" style:font-size-complex="10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rite a program that <text:span text:style-name="T9">repeatedly</text:span> prompts a user for <text:span text:style-name="T9">integer</text:span> numbers until the user enters 'done'. Once 'done' is entered, print out the largest and smallest of the numbers. If the user enters anything other than a valid number catch it with a <text:span text:style-name="T9">try/except</text:span> and put out an appropriate message and <text:span text:style-name="T9">ignore</text:span> the number. Enter 7, 2, <text:span text:style-name="T1">istanbul</text:span>, 10, and 4 and match the output below.</text:p>
      <text:p text:style-name="P7"/>
      <text:p text:style-name="P10">Be careful about the indentation!</text:p>
      <text:p text:style-name="P11">Write your working code below.</text:p>
      <text:p text:style-name="P12"/>
      <text:p text:style-name="P13">Invalid input</text:p>
      <text:p text:style-name="P14">Maximum is 10</text:p>
      <text:p text:style-name="P14">Minimum is 2</text:p>
      <text:p text:style-name="P7"/>
      <text:p text:style-name="P8"># start your program here:</text:p>
      <text:p text:style-name="P8"/>
      <text:p text:style-name="P9">largest = None</text:p>
      <text:p text:style-name="P9">smallest = None</text:p>
      <text:p text:style-name="P9">while True:</text:p>
      <text:p text:style-name="P9"><text:s text:c="4"/><text:tab/>num = input("Enter a number: ")</text:p>
      <text:p text:style-name="P9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17in" table:align="left"/>
    </style:style>
    <style:style style:name="Table1.A" style:family="table-column">
      <style:table-column-properties style:column-width="0.8118in"/>
    </style:style>
    <style:style style:name="Table1.B" style:family="table-column">
      <style:table-column-properties style:column-width="3.75in"/>
    </style:style>
    <style:style style:name="Table1.C" style:family="table-column">
      <style:table-column-properties style:column-width="2.1299in"/>
    </style:style>
    <style:style style:name="Table1.1" style:family="table-row">
      <style:table-row-properties style:min-row-height="0.68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Header">
      <style:text-properties officeooo:paragraph-rsid="00116602"/>
    </style:style>
    <style:style style:name="MP2" style:family="paragraph" style:parent-style-name="Table_20_Contents">
      <style:text-properties style:font-name="Times New Roman" fo:font-size="10pt" officeooo:paragraph-rsid="00116602" style:font-size-asian="10pt" style:font-size-complex="10pt"/>
    </style:style>
    <style:style style:name="MP3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6603a5" officeooo:paragraph-rsid="00116602" style:font-size-asian="9pt" style:font-weight-asian="normal" style:font-size-complex="9pt" style:font-weight-complex="normal"/>
    </style:style>
    <style:style style:name="MP4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401240" officeooo:paragraph-rsid="00116602" style:font-size-asian="9pt" style:font-weight-asian="normal" style:font-size-complex="9pt" style:font-weight-complex="normal"/>
    </style:style>
    <style:style style:name="MP5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3dfd86" officeooo:paragraph-rsid="00116602" style:font-size-asian="9pt" style:font-weight-asian="bold" style:font-size-complex="9pt" style:font-weight-complex="bold"/>
    </style:style>
    <style:style style:name="MP6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116602" officeooo:paragraph-rsid="00116602" style:font-size-asian="9pt" style:font-weight-asian="bold" style:font-size-complex="9pt" style:font-weight-complex="bold"/>
    </style:style>
    <style:style style:name="MP7" style:family="paragraph" style:parent-style-name="Standard">
      <style:paragraph-properties fo:text-align="start" style:justify-single-word="false"/>
      <style:text-properties style:font-name="Times New Roman" fo:font-size="9pt" fo:font-weight="normal" officeooo:rsid="00412eb2" officeooo:paragraph-rsid="00116602" style:font-size-asian="9pt" style:font-weight-asian="normal" style:font-size-complex="9pt" style:font-weight-complex="normal"/>
    </style:style>
    <style:style style:name="MP8" style:family="paragraph" style:parent-style-name="Standard">
      <style:text-properties officeooo:paragraph-rsid="00116602"/>
    </style:style>
    <style:style style:name="MT1" style:family="text">
      <style:text-properties officeooo:rsid="00116602"/>
    </style:style>
    <style:style style:name="MT2" style:family="text">
      <style:text-properties fo:font-size="10pt" officeooo:rsid="002b5849" style:font-size-asian="10pt" style:font-size-complex="10pt"/>
    </style:style>
    <style:style style:name="MT3" style:family="text">
      <style:text-properties officeooo:rsid="005e513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draw:frame draw:style-name="Mfr1" draw:name="Image3" text:anchor-type="char" svg:x="-0.0217in" svg:y="-0.002in" svg:width="0.778in" svg:height="0.5291in" draw:z-index="0"><draw:image xlink:href="Pictures/10000201000000850000005B43BE06A55E59F9C4.png" xlink:type="simple" xlink:show="embed" xlink:actuate="onLoad"/></draw:frame></text:p>
            </table:table-cell>
            <table:table-cell table:style-name="Table1.A1" office:value-type="string">
              <text:p text:style-name="MP3">Mühendislik <text:span text:style-name="MT1">Fakültesi</text:span></text:p>
              <text:p text:style-name="MP4">Bilgisayar Mühendisliği <text:span text:style-name="MT1">Bölümü</text:span></text:p>
              <text:p text:style-name="MP5"><text:span text:style-name="MT2">BLM250E </text:span><text:span text:style-name="MT3">Python Programming Language </text:span></text:p>
              <text:p text:style-name="MP6">QUIZ1 (22.02.2018)</text:p>
            </table:table-cell>
            <table:table-cell table:style-name="Table1.C1" office:value-type="string">
              <text:p text:style-name="MP7">Adı Soyadı:</text:p>
              <text:p text:style-name="MP7"/>
              <text:p text:style-name="MP7"/>
              <text:p text:style-name="MP7">Notu: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1:54:15.223574103</meta:creation-date>
    <dc:date>2018-02-22T12:29:55.838904142</dc:date>
    <meta:editing-duration>PT35M37S</meta:editing-duration>
    <meta:editing-cycles>9</meta:editing-cycles>
    <meta:generator>LibreOffice/5.1.6.2$Linux_X86_64 LibreOffice_project/10m0$Build-2</meta:generator>
    <meta:print-date>2018-02-22T12:24:57.557073647</meta:print-date>
    <meta:document-statistic meta:table-count="1" meta:image-count="1" meta:object-count="0" meta:page-count="1" meta:paragraph-count="18" meta:word-count="117" meta:character-count="698" meta:non-whitespace-character-count="588"/>
  </office:meta>
</office:document-meta>
</file>